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9.0362in"/>
    </style:style>
    <style:style style:name="co10" style:family="table-column">
      <style:table-column-properties fo:break-before="auto" style:column-width="0.3382in"/>
    </style:style>
    <style:style style:name="co3" style:family="table-column">
      <style:table-column-properties fo:break-before="auto" style:column-width="10.7535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8.1807in"/>
    </style:style>
    <style:style style:name="co8" style:family="table-column">
      <style:table-column-properties fo:break-before="auto" style:column-width="1.0646in"/>
    </style:style>
    <style:style style:name="co11" style:family="table-column">
      <style:table-column-properties fo:break-before="auto" style:column-width="0.9327in"/>
    </style:style>
    <style:style style:name="co12" style:family="table-column">
      <style:table-column-properties fo:break-before="auto" style:column-width="1.0835in"/>
    </style:style>
    <style:style style:name="co13" style:family="table-column">
      <style:table-column-properties fo:break-before="auto" style:column-width="1.770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</office:automatic-styles>
  <office:body>
    <office:spreadsheet>
      <table:table table:name="Ocurrencia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3">
          <table:table-cell table:style-name="ce1" office:value-type="string" calcext:value-type="string">
            <text:p>Corpus</text:p>
          </table:table-cell>
          <table:table-cell table:style-name="ce4" office:value-type="string" calcext:value-type="string">
            <text:p>#Ocurrencias</text:p>
          </table:table-cell>
          <table:table-cell table:style-name="ce4" office:value-type="string" calcext:value-type="string">
            <text:p>Porcentaje [%]</text:p>
          </table:table-cell>
          <table:table-cell office:value-type="string" calcext:value-type="string">
            <text:p>Colectiva</text:p>
          </table:table-cell>
        </table:table-row>
        <table:table-row table:style-name="ro2">
          <table:table-cell office:value-type="string" calcext:value-type="string">
            <text:p>Todos los arcos</text:p>
          </table:table-cell>
          <table:table-cell office:value-type="float" office:value="16" calcext:value-type="float">
            <text:p>16</text:p>
          </table:table-cell>
          <table:table-cell table:formula="of:=([Ocurrencias.B2]/SUM(([Ocurrencias.B2:.B14])))*100" office:value-type="float" office:value="80" calcext:value-type="float">
            <text:p>80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Los objetos azules, rojos, verdes y negros que son arcos</text:p>
          </table:table-cell>
          <table:table-cell office:value-type="float" office:value="2" calcext:value-type="float">
            <text:p>2</text:p>
          </table:table-cell>
          <table:table-cell table:formula="of:=([Ocurrencias.B3]/SUM(([Ocurrencias.B2:.B14]))*100)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a pieza azul y los que estan cerca de ella</text:p>
          </table:table-cell>
          <table:table-cell office:value-type="float" office:value="1" calcext:value-type="float">
            <text:p>1</text:p>
          </table:table-cell>
          <table:table-cell table:formula="of:=([Ocurrencias.B4]/SUM(([Ocurrencias.B2:.B14])))*100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as piezas azules, rojas, verdes y negras</text:p>
          </table:table-cell>
          <table:table-cell office:value-type="float" office:value="1" calcext:value-type="float">
            <text:p>1</text:p>
          </table:table-cell>
          <table:table-cell table:formula="of:=([Ocurrencias.B5]/SUM(([Ocurrencias.B2:.B14]))*100)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6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7]/SUM((([Ocurrencias.B2:.B14])))*10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8]/SUM(([Ocurrencias.B2:.B14]))*100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9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10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11]/SUM([Ocurrencias.B2:.B14]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12]/SUM([Ocurrencias.B2:.B14]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13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14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SUM([Ocurrencias.B2:.B14])" office:value-type="float" office:value="20" calcext:value-type="float">
            <text:p>20</text:p>
          </table:table-cell>
          <table:table-cell table:formula="of:=SUM([Ocurrencias.C2:.C14])" office:value-type="float" office:value="100" calcext:value-type="float">
            <text:p>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Algoritmo</text:p>
          </table:table-cell>
          <table:table-cell table:style-name="ce4" office:value-type="string" calcext:value-type="string">
            <text:p>#Ocurrencias</text:p>
          </table:table-cell>
          <table:table-cell table:style-name="ce4" office:value-type="string" calcext:value-type="string">
            <text:p>Porcentaje [%]</text:p>
          </table:table-cell>
          <table:table-cell office:value-type="string" calcext:value-type="string">
            <text:p>Colectiva</text:p>
          </table:table-cell>
        </table:table-row>
        <table:table-row table:style-name="ro2">
          <table:table-cell office:value-type="string" calcext:value-type="string">
            <text:p>Ex-arch.(T) &amp; Ex-red.(T) &amp;&amp; Ex-blue.(T) &amp;&amp; Ex-arch.(T) &amp; Ex-black.(T) &amp;&amp; Ex-arch.(T) &amp; Ex-green.(T) </text:p>
          </table:table-cell>
          <table:table-cell office:value-type="float" office:value="139" calcext:value-type="float">
            <text:p>139</text:p>
          </table:table-cell>
          <table:table-cell table:formula="of:=([Ocurrencias.B18]/SUM([Ocurrencias.B18:.B49]))*100" office:value-type="float" office:value="16.868932038835" calcext:value-type="float">
            <text:p>16.8689320388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near.(T) &amp; Ex-red.(T) &amp;&amp; Ex-blue.(T) &amp;&amp; Ex-near.(T) &amp; Ex-black.(T) &amp;&amp; Ex-near.(T) &amp; Ex-green.(T) </text:p>
          </table:table-cell>
          <table:table-cell office:value-type="float" office:value="69" calcext:value-type="float">
            <text:p>69</text:p>
          </table:table-cell>
          <table:table-cell table:formula="of:=([Ocurrencias.B19]/SUM([Ocurrencias.B18:.B49]))*100" office:value-type="float" office:value="8.37378640776699" calcext:value-type="float">
            <text:p>8.3737864078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near.(T) &amp; Ex-red.(T) &amp;&amp; Ex-blue.(T) &amp;&amp; Ex-near.(T) &amp; Ex-black.(T) &amp;&amp; Ex-arch.(T) &amp; Ex-green.(T) </text:p>
          </table:table-cell>
          <table:table-cell office:value-type="float" office:value="54" calcext:value-type="float">
            <text:p>54</text:p>
          </table:table-cell>
          <table:table-cell table:formula="of:=([Ocurrencias.B20]/SUM([Ocurrencias.B18:.B49]))*100" office:value-type="float" office:value="6.55339805825243" calcext:value-type="float">
            <text:p>6.5533980583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arch.(T) &amp; Ex-red.(T) &amp;&amp; Ex-blue.(T) &amp;&amp; Ex-near.(T) &amp; Ex-black.(T) &amp;&amp; Ex-near.(T) &amp; Ex-green.(T) </text:p>
          </table:table-cell>
          <table:table-cell office:value-type="float" office:value="41" calcext:value-type="float">
            <text:p>41</text:p>
          </table:table-cell>
          <table:table-cell table:formula="of:=([Ocurrencias.B21]/SUM(([Ocurrencias.B18:.B49])))*100" office:value-type="float" office:value="4.97572815533981" calcext:value-type="float">
            <text:p>4.9757281553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arch.(T) &amp; Ex-red.(T) &amp;&amp; Ex-blue.(T) &amp;&amp; Ex-black.(T) &amp; Ex-arch.(T) &amp;&amp; Ex-arch.(T) &amp; Ex-green.(T) </text:p>
          </table:table-cell>
          <table:table-cell office:value-type="float" office:value="40" calcext:value-type="float">
            <text:p>40</text:p>
          </table:table-cell>
          <table:table-cell table:formula="of:=([Ocurrencias.B22]/SUM(([Ocurrencias.B18:.B49])))*100" office:value-type="float" office:value="4.85436893203883" calcext:value-type="float">
            <text:p>4.854368932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arch.(T) &amp; Ex-red.(T) &amp;&amp; Ex-blue.(T) &amp;&amp; Ex-arch.(T) &amp; Ex-black.(T) &amp;&amp; Ex-near.(T) &amp; Ex-green.(T) </text:p>
          </table:table-cell>
          <table:table-cell office:value-type="float" office:value="39" calcext:value-type="float">
            <text:p>39</text:p>
          </table:table-cell>
          <table:table-cell table:formula="of:=([Ocurrencias.B23]/SUM(([Ocurrencias.B18:.B49])))*100" office:value-type="float" office:value="4.73300970873786" calcext:value-type="float">
            <text:p>4.7330097087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arch.(T) &amp; Ex-red.(T) &amp;&amp; Ex-blue.(T) &amp;&amp; Ex-near.(T) &amp; Ex-black.(T) &amp;&amp; Ex-arch.(T) &amp; Ex-green.(T) </text:p>
          </table:table-cell>
          <table:table-cell office:value-type="float" office:value="35" calcext:value-type="float">
            <text:p>35</text:p>
          </table:table-cell>
          <table:table-cell table:formula="of:=([Ocurrencias.B24]/SUM(([Ocurrencias.B18:.B49])))*100" office:value-type="float" office:value="4.24757281553398" calcext:value-type="float">
            <text:p>4.2475728155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near.(T) &amp; Ex-red.(T) &amp;&amp; Ex-blue.(T) &amp;&amp; Ex-arch.(T) &amp; Ex-black.(T) &amp;&amp; Ex-arch.(T) &amp; Ex-green.(T) </text:p>
          </table:table-cell>
          <table:table-cell office:value-type="float" office:value="34" calcext:value-type="float">
            <text:p>34</text:p>
          </table:table-cell>
          <table:table-cell table:formula="of:=([Ocurrencias.B25]/SUM(([Ocurrencias.B18:.B49])))*100" office:value-type="float" office:value="4.12621359223301" calcext:value-type="float">
            <text:p>4.1262135922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near.(Ex-arch.(T)) &amp; Ex-red.(T) &amp;&amp; Ex-blue.(T) &amp;&amp; Ex-arch.(T) &amp; Ex-black.(T) &amp;&amp; Ex-arch.(T) &amp; Ex-green.(T) </text:p>
          </table:table-cell>
          <table:table-cell office:value-type="float" office:value="33" calcext:value-type="float">
            <text:p>33</text:p>
          </table:table-cell>
          <table:table-cell table:formula="of:=([Ocurrencias.B26]/SUM(([Ocurrencias.B18:.B49])))*100" office:value-type="float" office:value="4.00485436893204" calcext:value-type="float">
            <text:p>4.0048543689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near.(T) &amp; Ex-red.(T) &amp;&amp; Ex-blue.(T) &amp;&amp; Ex-arch.(T) &amp; Ex-black.(T) &amp;&amp; Ex-near.(T) &amp; Ex-green.(T) </text:p>
          </table:table-cell>
          <table:table-cell office:value-type="float" office:value="31" calcext:value-type="float">
            <text:p>31</text:p>
          </table:table-cell>
          <table:table-cell table:formula="of:=([Ocurrencias.B27]/SUM(([Ocurrencias.B18:.B49])))*100" office:value-type="float" office:value="3.7621359223301" calcext:value-type="float">
            <text:p>3.7621359223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near.(T) &amp; Ex-red.(T) &amp;&amp; Ex-blue.(T) &amp;&amp; Ex-near.(Ex-arch.(T)) &amp; Ex-black.(T) &amp;&amp; Ex-near.(T) &amp; Ex-green.(T) </text:p>
          </table:table-cell>
          <table:table-cell office:value-type="float" office:value="28" calcext:value-type="float">
            <text:p>28</text:p>
          </table:table-cell>
          <table:table-cell table:formula="of:=([Ocurrencias.B28]/SUM(([Ocurrencias.B18:.B49])))*100" office:value-type="float" office:value="3.39805825242718" calcext:value-type="float">
            <text:p>3.3980582524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arch.(T) &amp; Ex-red.(T) &amp;&amp; Ex-blue.(T) &amp;&amp; Ex-arch.(T) &amp; Ex-black.(T) &amp;&amp; Ex-near.(Ex-arch.(T)) &amp; Ex-green.(T) </text:p>
          </table:table-cell>
          <table:table-cell office:value-type="float" office:value="22" calcext:value-type="float">
            <text:p>22</text:p>
          </table:table-cell>
          <table:table-cell table:formula="of:=([Ocurrencias.B29]/SUM(([Ocurrencias.B18:.B49])))*100" office:value-type="float" office:value="2.66990291262136" calcext:value-type="float">
            <text:p>2.6699029126</text:p>
          </table:table-cell>
          <table:table-cell/>
        </table:table-row>
        <table:table-row table:style-name="ro2">
          <table:table-cell office:value-type="string" calcext:value-type="string">
            <text:p>Ex-near.(Ex-arch.(T)) &amp; Ex-red.(T) &amp;&amp; Ex-blue.(T) &amp;&amp; Ex-arch.(T) &amp; Ex-black.(T) &amp;&amp; Ex-near.(T) &amp; Ex-green.(T) </text:p>
          </table:table-cell>
          <table:table-cell office:value-type="float" office:value="21" calcext:value-type="float">
            <text:p>21</text:p>
          </table:table-cell>
          <table:table-cell table:formula="of:=([Ocurrencias.B30]/SUM(([Ocurrencias.B18:.B49])))*100" office:value-type="float" office:value="2.54854368932039" calcext:value-type="float">
            <text:p>2.5485436893</text:p>
          </table:table-cell>
          <table:table-cell/>
        </table:table-row>
        <table:table-row table:style-name="ro2">
          <table:table-cell office:value-type="string" calcext:value-type="string">
            <text:p>Ex-arch.(T) &amp; Ex-red.(T) &amp;&amp; Ex-blue.(T) &amp; Ex-arch.(T) &amp;&amp; Ex-arch.(T) &amp; Ex-black.(T) &amp;&amp; Ex-arch.(T) &amp; Ex-green.(T) </text:p>
          </table:table-cell>
          <table:table-cell office:value-type="float" office:value="19" calcext:value-type="float">
            <text:p>19</text:p>
          </table:table-cell>
          <table:table-cell table:formula="of:=([Ocurrencias.B31]/SUM(([Ocurrencias.B18:.B49])))*100" office:value-type="float" office:value="2.30582524271845" calcext:value-type="float">
            <text:p>2.3058252427</text:p>
          </table:table-cell>
          <table:table-cell/>
        </table:table-row>
        <table:table-row table:style-name="ro2">
          <table:table-cell office:value-type="string" calcext:value-type="string">
            <text:p>Ex-arch.(T) &amp; Ex-red.(T) &amp;&amp; Ex-blue.(T) &amp;&amp; Ex-black.(T) &amp; Ex-arch.(T) &amp;&amp; Ex-near.(T) &amp; Ex-green.(T) </text:p>
          </table:table-cell>
          <table:table-cell office:value-type="float" office:value="17" calcext:value-type="float">
            <text:p>17</text:p>
          </table:table-cell>
          <table:table-cell table:formula="of:=([Ocurrencias.B32]/SUM(([Ocurrencias.B18:.B49])))*100" office:value-type="float" office:value="2.0631067961165" calcext:value-type="float">
            <text:p>2.0631067961</text:p>
          </table:table-cell>
          <table:table-cell/>
        </table:table-row>
        <table:table-row table:style-name="ro2">
          <table:table-cell office:value-type="string" calcext:value-type="string">
            <text:p>Ex-near.(Ex-arch.(T)) &amp; Ex-red.(T) &amp;&amp; Ex-blue.(T) &amp;&amp; Ex-near.(T) &amp; Ex-black.(T) &amp;&amp; Ex-near.(T) &amp; Ex-green.(T) </text:p>
          </table:table-cell>
          <table:table-cell office:value-type="float" office:value="16" calcext:value-type="float">
            <text:p>16</text:p>
          </table:table-cell>
          <table:table-cell table:formula="of:=([Ocurrencias.B33]/SUM(([Ocurrencias.B18:.B49])))*100" office:value-type="float" office:value="1.94174757281553" calcext:value-type="float">
            <text:p>1.9417475728</text:p>
          </table:table-cell>
          <table:table-cell/>
        </table:table-row>
        <table:table-row table:style-name="ro2">
          <table:table-cell office:value-type="string" calcext:value-type="string">
            <text:p>Ex-near.(T) &amp; Ex-red.(T) &amp;&amp; Ex-blue.(T) &amp;&amp; Ex-black.(T) &amp; Ex-arch.(T) &amp;&amp; Ex-arch.(T) &amp; Ex-green.(T) </text:p>
          </table:table-cell>
          <table:table-cell office:value-type="float" office:value="16" calcext:value-type="float">
            <text:p>16</text:p>
          </table:table-cell>
          <table:table-cell table:formula="of:=([Ocurrencias.B34]/SUM(([Ocurrencias.B18:.B49])))*100" office:value-type="float" office:value="1.94174757281553" calcext:value-type="float">
            <text:p>1.9417475728</text:p>
          </table:table-cell>
          <table:table-cell/>
        </table:table-row>
        <table:table-row table:style-name="ro2">
          <table:table-cell office:value-type="string" calcext:value-type="string">
            <text:p>Ex-near.(T) &amp; Ex-red.(T) &amp;&amp; Ex-blue.(T) &amp;&amp; Ex-near.(Ex-blue.(T)) &amp; Ex-black.(T) &amp;&amp; Ex-near.(T) &amp; Ex-green.(T) </text:p>
          </table:table-cell>
          <table:table-cell office:value-type="float" office:value="16" calcext:value-type="float">
            <text:p>16</text:p>
          </table:table-cell>
          <table:table-cell table:formula="of:=([Ocurrencias.B35]/SUM(([Ocurrencias.B18:.B49])))*100" office:value-type="float" office:value="1.94174757281553" calcext:value-type="float">
            <text:p>1.9417475728</text:p>
          </table:table-cell>
          <table:table-cell/>
        </table:table-row>
        <table:table-row table:style-name="ro2">
          <table:table-cell office:value-type="string" calcext:value-type="string">
            <text:p>Ex-red.(T) &amp; Ex-arch.(T) &amp;&amp; Ex-blue.(T) &amp;&amp; Ex-arch.(T) &amp; Ex-black.(T) &amp;&amp; Ex-arch.(T) &amp; Ex-green.(T) </text:p>
          </table:table-cell>
          <table:table-cell office:value-type="float" office:value="15" calcext:value-type="float">
            <text:p>15</text:p>
          </table:table-cell>
          <table:table-cell table:formula="of:=([Ocurrencias.B36]/SUM(([Ocurrencias.B18:.B49])))*100" office:value-type="float" office:value="1.82038834951456" calcext:value-type="float">
            <text:p>1.8203883495</text:p>
          </table:table-cell>
          <table:table-cell/>
        </table:table-row>
        <table:table-row table:style-name="ro2">
          <table:table-cell office:value-type="string" calcext:value-type="string">
            <text:p>Ex-arch.(T) &amp; Ex-red.(T) &amp;&amp; Ex-blue.(T) &amp;&amp; Ex-near.(Ex-arch.(T)) &amp; Ex-black.(T) &amp;&amp; Ex-arch.(T) &amp; Ex-green.(T) </text:p>
          </table:table-cell>
          <table:table-cell office:value-type="float" office:value="14" calcext:value-type="float">
            <text:p>14</text:p>
          </table:table-cell>
          <table:table-cell table:formula="of:=([Ocurrencias.B37]/SUM(([Ocurrencias.B18:.B49])))*100" office:value-type="float" office:value="1.69902912621359" calcext:value-type="float">
            <text:p>1.6990291262</text:p>
          </table:table-cell>
          <table:table-cell/>
        </table:table-row>
        <table:table-row table:style-name="ro2">
          <table:table-cell office:value-type="string" calcext:value-type="string">
            <text:p>Ex-near.(T) &amp; Ex-red.(T) &amp;&amp; Ex-blue.(T) &amp; Ex-arch.(T) &amp;&amp; Ex-near.(T) &amp; Ex-black.(T) &amp;&amp; Ex-arch.(T) &amp; Ex-green.(T) </text:p>
          </table:table-cell>
          <table:table-cell office:value-type="float" office:value="14" calcext:value-type="float">
            <text:p>14</text:p>
          </table:table-cell>
          <table:table-cell table:formula="of:=([Ocurrencias.B38]/SUM(([Ocurrencias.B18:.B49])))*100" office:value-type="float" office:value="1.69902912621359" calcext:value-type="float">
            <text:p>1.6990291262</text:p>
          </table:table-cell>
          <table:table-cell/>
        </table:table-row>
        <table:table-row table:style-name="ro2">
          <table:table-cell office:value-type="string" calcext:value-type="string">
            <text:p>Ex-arch.(T) &amp; Ex-red.(T) &amp;&amp; Ex-blue.(T) &amp;&amp; Ex-near.(Ex-arch.(T)) &amp; Ex-black.(T) &amp;&amp; Ex-near.(T) &amp; Ex-green.(T) </text:p>
          </table:table-cell>
          <table:table-cell office:value-type="float" office:value="12" calcext:value-type="float">
            <text:p>12</text:p>
          </table:table-cell>
          <table:table-cell table:formula="of:=([Ocurrencias.B39]/SUM(([Ocurrencias.B18:.B49])))*100" office:value-type="float" office:value="1.45631067961165" calcext:value-type="float">
            <text:p>1.4563106796</text:p>
          </table:table-cell>
          <table:table-cell/>
        </table:table-row>
        <table:table-row table:style-name="ro2">
          <table:table-cell office:value-type="string" calcext:value-type="string">
            <text:p>Ex-arch.(T) &amp; Ex-red.(T) &amp;&amp; Ex-blue.(T) &amp;&amp; Ex-near.(T) &amp; Ex-black.(T) &amp;&amp; Ex-near.(Ex-arch.(T)) &amp; Ex-green.(T) </text:p>
          </table:table-cell>
          <table:table-cell office:value-type="float" office:value="12" calcext:value-type="float">
            <text:p>12</text:p>
          </table:table-cell>
          <table:table-cell table:formula="of:=([Ocurrencias.B40]/SUM(([Ocurrencias.B18:.B49])))*100" office:value-type="float" office:value="1.45631067961165" calcext:value-type="float">
            <text:p>1.4563106796</text:p>
          </table:table-cell>
          <table:table-cell/>
        </table:table-row>
        <table:table-row table:style-name="ro2">
          <table:table-cell office:value-type="string" calcext:value-type="string">
            <text:p>Ex-near.(T) &amp; Ex-red.(T) &amp;&amp; Ex-blue.(T) &amp; Ex-arch.(T) &amp;&amp; Ex-near.(T) &amp; Ex-black.(T) &amp;&amp; Ex-near.(T) &amp; Ex-green.(T) </text:p>
          </table:table-cell>
          <table:table-cell office:value-type="float" office:value="12" calcext:value-type="float">
            <text:p>12</text:p>
          </table:table-cell>
          <table:table-cell table:formula="of:=([Ocurrencias.B41]/SUM(([Ocurrencias.B18:.B49])))*100" office:value-type="float" office:value="1.45631067961165" calcext:value-type="float">
            <text:p>1.4563106796</text:p>
          </table:table-cell>
          <table:table-cell/>
        </table:table-row>
        <table:table-row table:style-name="ro2">
          <table:table-cell office:value-type="string" calcext:value-type="string">
            <text:p>Ex-near.(T) &amp; Ex-red.(T) &amp;&amp; Ex-blue.(T) &amp;&amp; Ex-near.(T) &amp; Ex-black.(T) &amp;&amp; Ex-near.(Ex-arch.(T)) &amp; Ex-green.(T) </text:p>
          </table:table-cell>
          <table:table-cell office:value-type="float" office:value="12" calcext:value-type="float">
            <text:p>12</text:p>
          </table:table-cell>
          <table:table-cell table:formula="of:=([Ocurrencias.B42]/SUM(([Ocurrencias.B18:.B49])))*100" office:value-type="float" office:value="1.45631067961165" calcext:value-type="float">
            <text:p>1.4563106796</text:p>
          </table:table-cell>
          <table:table-cell/>
        </table:table-row>
        <table:table-row table:style-name="ro2">
          <table:table-cell office:value-type="string" calcext:value-type="string">
            <text:p>Ex-red.(T) &amp; Ex-arch.(T) &amp;&amp; Ex-blue.(T) &amp;&amp; Ex-near.(T) &amp; Ex-black.(T) &amp;&amp; Ex-arch.(T) &amp; Ex-green.(T) </text:p>
          </table:table-cell>
          <table:table-cell office:value-type="float" office:value="11" calcext:value-type="float">
            <text:p>11</text:p>
          </table:table-cell>
          <table:table-cell table:style-name="ce5" table:formula="of:=([Ocurrencias.B43]/SUM(([Ocurrencias.B18:.B49])))*100" office:value-type="float" office:value="1.33495145631068" calcext:value-type="float">
            <text:p>1.3349514563</text:p>
          </table:table-cell>
          <table:table-cell/>
        </table:table-row>
        <table:table-row table:style-name="ro2">
          <table:table-cell office:value-type="string" calcext:value-type="string">
            <text:p>Ex-near.(T) &amp; Ex-red.(T) &amp;&amp; Ex-blue.(T) &amp; Ex-arch.(T) &amp;&amp; Ex-arch.(T) &amp; Ex-black.(T) &amp;&amp; Ex-near.(T) &amp; Ex-green.(T) </text:p>
          </table:table-cell>
          <table:table-cell office:value-type="float" office:value="10" calcext:value-type="float">
            <text:p>10</text:p>
          </table:table-cell>
          <table:table-cell table:formula="of:=([Ocurrencias.B44]/SUM(([Ocurrencias.B18:.B49])))*100" office:value-type="float" office:value="1.21359223300971" calcext:value-type="float">
            <text:p>1.213592233</text:p>
          </table:table-cell>
          <table:table-cell/>
        </table:table-row>
        <table:table-row table:style-name="ro2">
          <table:table-cell office:value-type="string" calcext:value-type="string">
            <text:p>Ex-arch.(T) &amp; Ex-red.(T) &amp;&amp; Ex-blue.(T) &amp;&amp; Ex-black.(T) &amp; Ex-arch.(T) &amp;&amp; Ex-near.(Ex-arch.(T)) &amp; Ex-green.(T) </text:p>
          </table:table-cell>
          <table:table-cell office:value-type="float" office:value="9" calcext:value-type="float">
            <text:p>9</text:p>
          </table:table-cell>
          <table:table-cell table:formula="of:=([Ocurrencias.B45]/SUM(([Ocurrencias.B18:.B49])))*100" office:value-type="float" office:value="1.09223300970874" calcext:value-type="float">
            <text:p>1.0922330097</text:p>
          </table:table-cell>
          <table:table-cell/>
        </table:table-row>
        <table:table-row table:style-name="ro2">
          <table:table-cell office:value-type="string" calcext:value-type="string">
            <text:p>Ex-near.(T) &amp; Ex-red.(T) &amp;&amp; Ex-blue.(T) &amp;&amp; Ex-near.(Ex-arch.(T)) &amp; Ex-black.(T) &amp;&amp; Ex-arch.(T) &amp; Ex-green.(T) </text:p>
          </table:table-cell>
          <table:table-cell office:value-type="float" office:value="9" calcext:value-type="float">
            <text:p>9</text:p>
          </table:table-cell>
          <table:table-cell table:formula="of:=([Ocurrencias.B46]/SUM(([Ocurrencias.B18:.B49])))*100" office:value-type="float" office:value="1.09223300970874" calcext:value-type="float">
            <text:p>1.0922330097</text:p>
          </table:table-cell>
          <table:table-cell/>
        </table:table-row>
        <table:table-row table:style-name="ro2">
          <table:table-cell office:value-type="string" calcext:value-type="string">
            <text:p>Ex-arch.(T) &amp; Ex-red.(T) &amp;&amp; Ex-blue.(T) &amp; Ex-arch.(T) &amp;&amp; Ex-black.(T) &amp; Ex-arch.(T) &amp;&amp; Ex-arch.(T) &amp; Ex-green.(T) </text:p>
          </table:table-cell>
          <table:table-cell office:value-type="float" office:value="8" calcext:value-type="float">
            <text:p>8</text:p>
          </table:table-cell>
          <table:table-cell table:formula="of:=([Ocurrencias.B47]/SUM(([Ocurrencias.B18:.B49])))*100" office:value-type="float" office:value="0.970873786407767" calcext:value-type="float">
            <text:p>0.9708737864</text:p>
          </table:table-cell>
          <table:table-cell/>
        </table:table-row>
        <table:table-row table:style-name="ro2">
          <table:table-cell office:value-type="string" calcext:value-type="string">
            <text:p>Ex-arch.(T) &amp; Ex-red.(T) &amp;&amp; Ex-blue.(T) &amp; Ex-arch.(T) &amp;&amp; Ex-near.(T) &amp; Ex-black.(T) &amp;&amp; Ex-arch.(T) &amp; Ex-green.(T) </text:p>
          </table:table-cell>
          <table:table-cell office:value-type="float" office:value="8" calcext:value-type="float">
            <text:p>8</text:p>
          </table:table-cell>
          <table:table-cell table:formula="of:=([Ocurrencias.B48]/SUM(([Ocurrencias.B18:.B49])))*100" office:value-type="float" office:value="0.970873786407767" calcext:value-type="float">
            <text:p>0.9708737864</text:p>
          </table:table-cell>
          <table:table-cell/>
        </table:table-row>
        <table:table-row table:style-name="ro2">
          <table:table-cell office:value-type="string" calcext:value-type="string">
            <text:p>Ex-arch.(T) &amp; Ex-red.(T) &amp;&amp; Ex-blue.(T) &amp; Ex-arch.(T) &amp;&amp; Ex-near.(T) &amp; Ex-black.(T) &amp;&amp; Ex-near.(T) &amp; Ex-green.(T) </text:p>
          </table:table-cell>
          <table:table-cell office:value-type="float" office:value="8" calcext:value-type="float">
            <text:p>8</text:p>
          </table:table-cell>
          <table:table-cell table:formula="of:=([Ocurrencias.B49]/SUM(([Ocurrencias.B18:.B49])))*100" office:value-type="float" office:value="0.970873786407767" calcext:value-type="float">
            <text:p>0.9708737864</text:p>
          </table:table-cell>
          <table:table-cell/>
        </table:table-row>
        <table:table-row table:style-name="ro2">
          <table:table-cell office:value-type="string" calcext:value-type="string">
            <text:p>Ex-near.(T) &amp; Ex-red.(T) &amp;&amp; Ex-blue.(T) &amp; Ex-arch.(T) &amp;&amp; Ex-arch.(T) &amp; Ex-black.(T) &amp;&amp; Ex-arch.(T) &amp; Ex-green.(T) </text:p>
          </table:table-cell>
          <table:table-cell office:value-type="float" office:value="8" calcext:value-type="float">
            <text:p>8</text:p>
          </table:table-cell>
          <table:table-cell table:style-name="ce6" table:formula="of:=SUM([Ocurrencias.C18:.C49])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Ex-near.(T) &amp; Ex-red.(T) &amp;&amp; Ex-blue.(T) &amp; Ex-arch.(T) &amp;&amp; Ex-near.(Ex-blue.(T) &amp; Ex-arch.(T)) &amp; Ex-black.(T) &amp;&amp; Ex-near.(T) &amp; Ex-green.(T)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arch.(T) &amp; Ex-red.(T) &amp;&amp; Ex-blue.(T) &amp; Ex-arch.(T) &amp;&amp; Ex-arch.(T) &amp; Ex-black.(T) &amp;&amp; Ex-near.(T) &amp; Ex-green.(T)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blue.(T) &amp; Ex-arch.(T)) &amp; Ex-red.(T) &amp;&amp; Ex-blue.(T) &amp; Ex-arch.(T) &amp;&amp; Ex-near.(T) &amp; Ex-black.(T) &amp;&amp; Ex-near.(T) &amp; Ex-green.(T)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blue.(T)) &amp; Ex-red.(T) &amp;&amp; Ex-blue.(T) &amp;&amp; Ex-near.(T) &amp; Ex-black.(T) &amp;&amp; Ex-near.(T) &amp; Ex-green.(T)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&amp; Ex-near.(Ex-blue.(T)) &amp; Ex-black.(T) &amp;&amp; Ex-arch.(T) &amp; Ex-green.(T)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&amp; Ex-near.(T) &amp; Ex-black.(T) &amp;&amp; Ex-arch.(T) &amp; Ex-near.(Ex-arch.(T)) &amp; Ex-green.(T)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arch.(T) &amp; Ex-red.(T) &amp;&amp; Ex-blue.(T) &amp;&amp; Ex-near.(Ex-blue.(T)) &amp; Ex-black.(T) &amp;&amp; Ex-near.(T) &amp; Ex-green.(T)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red.(T) &amp; Ex-arch.(T) &amp;&amp; Ex-blue.(T) &amp; Ex-arch.(T) &amp;&amp; Ex-arch.(T) &amp; Ex-black.(T) &amp;&amp; Ex-arch.(T) &amp; Ex-green.(T) 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arch.(T)) &amp; Ex-red.(T) &amp;&amp; Ex-blue.(T) &amp;&amp; Ex-black.(T) &amp; Ex-arch.(T) &amp;&amp; Ex-arch.(T) &amp; Ex-green.(T)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arch.(T)) &amp; Ex-red.(T) &amp;&amp; Ex-blue.(T) &amp;&amp; Ex-near.(Ex-blue.(T)) &amp; Ex-black.(T) &amp;&amp; Ex-near.(T) &amp; Ex-green.(T)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arch.(T)) &amp; Ex-red.(T) &amp;&amp; Ex-blue.(T) &amp;&amp; Ex-near.(T) &amp; Ex-black.(T) &amp;&amp; Ex-arch.(T) &amp; Ex-green.(T)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blue.(T)) &amp; Ex-red.(T) &amp;&amp; Ex-blue.(T) &amp;&amp; Ex-arch.(T) &amp; Ex-black.(T) &amp;&amp; Ex-near.(T) &amp; Ex-green.(T)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&amp; Ex-arch.(T) &amp; Ex-black.(T) &amp;&amp; Ex-near.(Ex-arch.(T)) &amp; Ex-green.(T)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&amp; Ex-arch.(T) &amp; Ex-near.(Ex-arch.(T)) &amp; Ex-black.(T) &amp;&amp; Ex-near.(T) &amp; Ex-green.(T)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arch.(T) &amp; Ex-near.(Ex-arch.(T)) &amp; Ex-red.(T) &amp;&amp; Ex-blue.(T) &amp;&amp; Ex-near.(T) &amp; Ex-black.(T) &amp;&amp; Ex-near.(T) &amp; Ex-green.(T)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arch.(T)) &amp; Ex-red.(T) &amp;&amp; Ex-blue.(T) &amp; Ex-arch.(T) &amp;&amp; Ex-arch.(T) &amp; Ex-black.(T) &amp;&amp; Ex-arch.(T) &amp; Ex-green.(T)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 Ex-arch.(T) &amp;&amp; Ex-near.(Ex-blue.(T) &amp; Ex-arch.(T)) &amp; Ex-black.(T) &amp;&amp; Ex-arch.(T) &amp; Ex-green.(T)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arch.(T) &amp; Ex-red.(T) &amp;&amp; Ex-blue.(T) &amp; Ex-arch.(T) &amp;&amp; Ex-arch.(T) &amp; Ex-black.(T) &amp;&amp; Ex-near.(Ex-arch.(T)) &amp; Ex-green.(T)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arch.(T)) &amp; Ex-red.(T) &amp;&amp; Ex-blue.(T) &amp; Ex-arch.(T) &amp;&amp; Ex-near.(T) &amp; Ex-black.(T) &amp;&amp; Ex-near.(T) &amp; Ex-green.(T)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arch.(T)) &amp; Ex-red.(T) &amp;&amp; Ex-blue.(T) &amp;&amp; Ex-near.(Ex-blue.(T)) &amp; Ex-black.(T) &amp;&amp; Ex-arch.(T) &amp; Ex-green.(T)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blue.(T)) &amp; Ex-red.(T) &amp;&amp; Ex-blue.(T) &amp;&amp; Ex-arch.(T) &amp; Ex-black.(T) &amp;&amp; Ex-near.(Ex-arch.(T)) &amp; Ex-green.(T)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&amp; Ex-near.(T) &amp; Ex-black.(T) &amp;&amp; Ex-green.(T) &amp; Ex-near.(T)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arch.(T) &amp; Ex-near.(Ex-blue.(T) &amp; Ex-arch.(T)) &amp; Ex-red.(T) &amp;&amp; Ex-blue.(T) &amp; Ex-arch.(T) &amp;&amp; Ex-near.(T) &amp; Ex-black.(T) &amp;&amp; Ex-near.(T) &amp; Ex-green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arch.(T) &amp; Ex-red.(T) &amp;&amp; Ex-blue.(T) &amp; Ex-arch.(T) &amp;&amp; Ex-black.(T) &amp; Ex-arch.(T) &amp;&amp; Ex-near.(T) &amp; Ex-green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arch.(T) &amp; Ex-red.(T) &amp;&amp; Ex-blue.(T) &amp; Ex-arch.(T) &amp;&amp; Ex-near.(Ex-arch.(T)) &amp; Ex-black.(T) &amp;&amp; Ex-arch.(T) &amp; Ex-green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arch.(T) &amp; Ex-red.(T) &amp;&amp; Ex-blue.(T) &amp; Ex-arch.(T) &amp;&amp; Ex-near.(T) &amp; Ex-black.(T) &amp;&amp; Ex-near.(Ex-arch.(T)) &amp; Ex-green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arch.(T) &amp; Ex-red.(T) &amp;&amp; Ex-blue.(T) &amp;&amp; Ex-near.(Ex-blue.(T)) &amp; Ex-black.(T) &amp;&amp; Ex-near.(Ex-arch.(T)) &amp; Ex-green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blue.(T) &amp; Ex-arch.(T)) &amp; Ex-red.(T) &amp;&amp; Ex-blue.(T) &amp; Ex-arch.(T) &amp;&amp; Ex-arch.(T) &amp; Ex-black.(T) &amp;&amp; Ex-near.(T) &amp; Ex-green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blue.(T)) &amp; Ex-red.(T) &amp;&amp; Ex-blue.(T) &amp;&amp; Ex-near.(Ex-arch.(T)) &amp; Ex-black.(T) &amp;&amp; Ex-near.(T) &amp; Ex-green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 Ex-arch.(T) &amp;&amp; Ex-near.(Ex-arch.(T)) &amp; Ex-black.(T) &amp;&amp; Ex-arch.(T) &amp; Ex-green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&amp; Ex-black.(T) &amp; Ex-near.(T) &amp;&amp; Ex-near.(Ex-blue.(T)) &amp; Ex-green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arch.(T) &amp; Ex-red.(T) &amp;&amp; Ex-blue.(T) &amp; Ex-arch.(T) &amp;&amp; Ex-black.(T) &amp; Ex-arch.(T) &amp;&amp; Ex-near.(Ex-arch.(T)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arch.(T) &amp; Ex-red.(T) &amp;&amp; Ex-blue.(T) &amp; Ex-arch.(T) &amp;&amp; Ex-near.(Ex-arch.(T)) &amp; Ex-black.(T) &amp;&amp; Ex-near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arch.(T) &amp; Ex-red.(T) &amp;&amp; Ex-blue.(T) &amp;&amp; Ex-arch.(T) &amp; Ex-black.(T) &amp;&amp; Ex-green.(T) &amp; Ex-arch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arch.(T) &amp; Ex-red.(T) &amp;&amp; Ex-blue.(T) &amp;&amp; Ex-black.(T) &amp; Ex-arch.(T) &amp;&amp; Ex-green.(T) &amp; Ex-arch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arch.(T)) &amp; Ex-red.(T) &amp;&amp; Ex-blue.(T) &amp; Ex-arch.(T) &amp;&amp; Ex-near.(Ex-blue.(T) &amp; Ex-arch.(T)) &amp; Ex-black.(T) &amp;&amp; Ex-arch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arch.(T)) &amp; Ex-red.(T) &amp;&amp; Ex-blue.(T) &amp; Ex-arch.(T) &amp;&amp; Ex-near.(T) &amp; Ex-black.(T) &amp;&amp; Ex-arch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arch.(T)) &amp; Ex-red.(T) &amp;&amp; Ex-blue.(T) &amp;&amp; Ex-near.(Ex-arch.(T)) &amp; Ex-black.(T) &amp;&amp; Ex-near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blue.(T) &amp; Ex-arch.(T)) &amp; Ex-red.(T) &amp;&amp; Ex-blue.(T) &amp; Ex-arch.(T) &amp;&amp; Ex-arch.(T) &amp; Ex-black.(T) &amp;&amp; Ex-near.(Ex-arch.(T)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blue.(T) &amp; Ex-arch.(T)) &amp; Ex-red.(T) &amp;&amp; Ex-blue.(T) &amp; Ex-arch.(T) &amp;&amp; Ex-near.(Ex-arch.(T)) &amp; Ex-black.(T) &amp;&amp; Ex-near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blue.(T)) &amp; Ex-red.(T) &amp;&amp; Ex-blue.(T) &amp;&amp; Ex-black.(T) &amp; Ex-arch.(T) &amp;&amp; Ex-near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blue.(T)) &amp; Ex-red.(T) &amp;&amp; Ex-blue.(T) &amp;&amp; Ex-black.(T) &amp; Ex-near.(T) &amp;&amp; Ex-near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blue.(T)) &amp; Ex-red.(T) &amp;&amp; Ex-blue.(T) &amp;&amp; Ex-near.(T) &amp; Ex-black.(T) &amp;&amp; Ex-green.(T) &amp; Ex-near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 Ex-arch.(T) &amp;&amp; Ex-arch.(T) &amp; Ex-black.(T) &amp;&amp; Ex-near.(Ex-arch.(T)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 Ex-arch.(T) &amp;&amp; Ex-black.(T) &amp; Ex-arch.(T) &amp;&amp; Ex-arch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 Ex-arch.(T) &amp;&amp; Ex-near.(Ex-arch.(T)) &amp; Ex-black.(T) &amp;&amp; Ex-near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 Ex-arch.(T) &amp;&amp; Ex-near.(Ex-blue.(T) &amp; Ex-arch.(T)) &amp; Ex-black.(T) &amp;&amp; Ex-near.(Ex-arch.(T)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 Ex-arch.(T) &amp;&amp; Ex-near.(T) &amp; Ex-black.(T) &amp;&amp; Ex-arch.(T) &amp; Ex-near.(Ex-blue.(T) &amp; Ex-arch.(T)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 Ex-arch.(T) &amp;&amp; Ex-near.(T) &amp; Ex-black.(T) &amp;&amp; Ex-near.(Ex-arch.(T)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&amp; Ex-black.(T) &amp; Ex-arch.(T) &amp;&amp; Ex-green.(T) &amp; Ex-arch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&amp; Ex-black.(T) &amp; Ex-arch.(T) &amp;&amp; Ex-near.(Ex-arch.(T)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&amp; Ex-black.(T) &amp; Ex-arch.(T) &amp;&amp; Ex-near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&amp; Ex-black.(T) &amp; Ex-near.(T) &amp;&amp; Ex-near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&amp; Ex-near.(Ex-arch.(T)) &amp; Ex-black.(T) &amp;&amp; Ex-near.(Ex-arch.(T)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&amp; Ex-near.(Ex-blue.(T)) &amp; Ex-black.(T) &amp;&amp; Ex-near.(Ex-arch.(T)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&amp; Ex-near.(Ex-blue.(T)) &amp; Ex-black.(T) &amp;&amp; Ex-near.(Ex-blue.(T)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red.(T) &amp; Ex-arch.(T) &amp;&amp; Ex-blue.(T) &amp; Ex-arch.(T) &amp;&amp; Ex-near.(Ex-arch.(T)) &amp; Ex-black.(T) &amp;&amp; Ex-arch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red.(T) &amp; Ex-arch.(T) &amp;&amp; Ex-blue.(T) &amp;&amp; Ex-arch.(T) &amp; Ex-black.(T) &amp;&amp; Ex-green.(T) &amp; Ex-arch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red.(T) &amp; Ex-arch.(T) &amp;&amp; Ex-blue.(T) &amp;&amp; Ex-black.(T) &amp; Ex-arch.(T) &amp;&amp; Ex-arch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red.(T) &amp; Ex-arch.(T) &amp;&amp; Ex-blue.(T) &amp;&amp; Ex-black.(T) &amp; Ex-arch.(T) &amp;&amp; Ex-green.(T) &amp; Ex-arch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red.(T) &amp; Ex-arch.(T) &amp;&amp; Ex-blue.(T) &amp;&amp; Ex-black.(T) &amp; Ex-arch.(T) &amp;&amp; Ex-near.(Ex-blue.(T)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red.(T) &amp; Ex-arch.(T) &amp;&amp; Ex-blue.(T) &amp;&amp; Ex-near.(Ex-arch.(T)) &amp; Ex-black.(T) &amp;&amp; Ex-arch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red.(T) &amp; Ex-arch.(T) &amp;&amp; Ex-blue.(T) &amp;&amp; Ex-near.(T) &amp; Ex-black.(T) &amp;&amp; Ex-green.(T) &amp; Ex-arch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red.(T) &amp; Ex-near.(Ex-arch.(T)) &amp; Ex-arch.(T) &amp;&amp; Ex-blue.(T) &amp;&amp; Ex-near.(T) &amp; Ex-black.(T) &amp;&amp; Ex-arch.(T) &amp; Ex-near.(Ex-arch.(T)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red.(T) &amp; Ex-near.(T) &amp;&amp; Ex-blue.(T) &amp;&amp; Ex-black.(T) &amp; Ex-near.(T) &amp;&amp; Ex-green.(T) &amp; Ex-near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red.(T) &amp; Ex-near.(T) &amp;&amp; Ex-blue.(T) &amp;&amp; Ex-black.(T) &amp; Ex-near.(T) &amp;&amp; Ex-near.(Ex-blue.(T)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red.(T) &amp; Ex-near.(T) &amp;&amp; Ex-blue.(T) &amp;&amp; Ex-black.(T) &amp; Ex-near.(T) &amp;&amp; Ex-near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red.(T) &amp; Ex-near.(T) &amp;&amp; Ex-blue.(T) &amp;&amp; Ex-near.(Ex-blue.(T)) &amp; Ex-black.(T) &amp;&amp; Ex-green.(T) &amp; Ex-near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red.(T) &amp; Ex-near.(T) &amp;&amp; Ex-blue.(T) &amp;&amp; Ex-near.(T) &amp; Ex-black.(T) &amp;&amp; Ex-near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formula="of:=SUM([.B18:.B119])" office:value-type="float" office:value="1000" calcext:value-type="float">
            <text:p>1000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3" office:value-type="string" calcext:value-type="string">
            <text:p>Algoritmo Modificado</text:p>
          </table:table-cell>
          <table:table-cell table:style-name="ce4" office:value-type="string" calcext:value-type="string">
            <text:p>#Ocurrencias</text:p>
          </table:table-cell>
          <table:table-cell table:style-name="ce4" office:value-type="string" calcext:value-type="string">
            <text:p>Porcentaje [%]</text:p>
          </table:table-cell>
          <table:table-cell office:value-type="string" calcext:value-type="string">
            <text:p>Colectiva</text:p>
          </table:table-cell>
        </table:table-row>
        <table:table-row table:style-name="ro2">
          <table:table-cell office:value-type="string" calcext:value-type="string">
            <text:p>Ex-arch.(T)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i</text:p>
          </table:table-cell>
        </table:table-row>
      </table:table>
      <table:table table:name="Comparaciones" table:style-name="ta1"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4">
          <table:table-cell table:style-name="ce1" office:value-type="string" calcext:value-type="string">
            <text:p>Corpus</text:p>
          </table:table-cell>
          <table:table-cell table:style-name="ce4" office:value-type="string" calcext:value-type="string">
            <text:p>Corpus [%]</text:p>
          </table:table-cell>
          <table:table-cell office:value-type="string" calcext:value-type="string">
            <text:p>Algoritmo [%]</text:p>
          </table:table-cell>
          <table:table-cell office:value-type="string" calcext:value-type="string">
            <text:p>Exactitud [%]</text:p>
          </table:table-cell>
          <table:table-cell office:value-type="string" calcext:value-type="string">
            <text:p>AI [%]</text:p>
          </table:table-cell>
          <table:table-cell office:value-type="string" calcext:value-type="string">
            <text:p>Algoritmo Modificado [%]</text:p>
          </table:table-cell>
        </table:table-row>
        <table:table-row table:style-name="ro4">
          <table:table-cell office:value-type="string" calcext:value-type="string">
            <text:p>Todos los arco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MIN([.B2:.C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Los objetos azules, rojos, verdes y negros que son arcos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MIN([.B3:.C3])" office:value-type="float" office:value="2.3" calcext:value-type="float">
            <text:p>2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 pieza azul y los que estan cerca de ell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MIN([.B4:.C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s piezas azules, rojas, verdes y negras</text:p>
          </table:table-cell>
          <table:table-cell office:value-type="float" office:value="5" calcext:value-type="float">
            <text:p>5</text:p>
          </table:table-cell>
          <table:table-cell office:value-type="float" office:value="8.37" calcext:value-type="float">
            <text:p>8.37</text:p>
          </table:table-cell>
          <table:table-cell table:formula="of:=MIN([.B5:.C5]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office:value-type="float" office:value="0" calcext:value-type="float">
            <text:p>0</text:p>
          </table:table-cell>
          <table:table-cell table:formula="of:=MIN([.B6:.C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office:value-type="float" office:value="0" calcext:value-type="float">
            <text:p>0</text:p>
          </table:table-cell>
          <table:table-cell table:formula="of:=SUM([.D2:.D5])"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4">
          <table:table-cell table:style-name="ce2" office:value-type="string" calcext:value-type="string">
            <text:p>AI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Objeto azul y arco rojo y arco negro y arco verde</text:p>
          </table:table-cell>
          <table:table-cell table:number-columns-repeated="5"/>
        </table:table-row>
        <table:table-row table:style-name="ro4">
          <table:table-cell table:number-columns-repeated="6"/>
        </table:table-row>
        <table:table-row table:style-name="ro4" table:number-rows-repeated="3">
          <table:table-cell table:style-name="ce2"/>
          <table:table-cell table:number-columns-repeated="5"/>
        </table:table-row>
        <table:table-row table:style-name="ro4">
          <table:table-cell table:style-name="ce2"/>
          <table:table-cell table:number-columns-repeated="5"/>
        </table:table-row>
      </table:table>
      <table:table table:name="excel" table:style-name="ta1">
        <table:table-column table:style-name="co9" table:default-cell-style-name="Default"/>
        <table:table-column table:style-name="co10" table:default-cell-style-name="Default"/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Ocurrencias.A2:Ocurrencias.C1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excel.A1:excel.B1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11:31:08.835296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16:26:11.101012666</meta:creation-date>
    <dc:date>2016-09-23T11:32:22.401174523</dc:date>
    <meta:editing-duration>PT3H19M12S</meta:editing-duration>
    <meta:editing-cycles>15</meta:editing-cycles>
    <meta:generator>LibreOffice/4.2.8.2$Linux_X86_64 LibreOffice_project/420m0$Build-2</meta:generator>
    <meta:document-statistic meta:table-count="3" meta:cell-count="332" meta:object-count="0"/>
  </office:meta>
</office:document-meta>
</file>